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2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1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4" style:family="paragraph" style:parent-style-name="Text_20_body">
      <style:paragraph-properties fo:margin-left="6.5cm" fo:margin-right="0cm" fo:text-align="justify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2">
      <style:text-properties officeooo:paragraph-rsid="001d8c99"/>
    </style:style>
    <style:style style:name="P17" style:family="paragraph" style:parent-style-name="Heading_20_3">
      <style:text-properties style:use-window-font-color="true"/>
    </style:style>
    <style:style style:name="P18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paragraph-rsid="00789220"/>
    </style:style>
    <style:style style:name="P2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2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2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24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25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6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7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officeooo:rsid="001d8c99" style:font-size-asian="14pt" style:font-name-complex="Trebuchet MS" style:font-size-complex="15pt"/>
    </style:style>
    <style:style style:name="T6" style:family="text">
      <style:text-properties style:font-name="Calibri" fo:font-size="14pt" fo:language="en" fo:country="GB" officeooo:rsid="001e28eb" style:font-size-asian="14pt" style:font-name-complex="Trebuchet MS" style:font-size-complex="15pt"/>
    </style:style>
    <style:style style:name="T7" style:family="text">
      <style:text-properties style:font-name="Calibri" fo:font-size="14pt" fo:language="en" fo:country="GB" officeooo:rsid="0084b23a" style:font-size-asian="14pt" style:font-name-complex="Trebuchet MS" style:font-size-complex="15pt"/>
    </style:style>
    <style:style style:name="T8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9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10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a77c6" style:font-weight-asian="bold" style:font-weight-complex="bold"/>
    </style:style>
    <style:style style:name="T13" style:family="text">
      <style:text-properties fo:font-weight="bold" officeooo:rsid="00479585" style:font-weight-asian="bold" style:font-weight-complex="bold"/>
    </style:style>
    <style:style style:name="T14" style:family="text">
      <style:text-properties fo:font-weight="bold" officeooo:rsid="004a9491" style:font-weight-asian="bold" style:font-weight-complex="bold"/>
    </style:style>
    <style:style style:name="T15" style:family="text">
      <style:text-properties fo:font-weight="bold" officeooo:rsid="0055526b" style:font-weight-asian="bold" style:font-weight-complex="bold"/>
    </style:style>
    <style:style style:name="T16" style:family="text">
      <style:text-properties fo:language="en" fo:country="GB" fo:font-weight="bold" officeooo:rsid="00381df1" style:font-weight-asian="bold" style:font-weight-complex="bold"/>
    </style:style>
    <style:style style:name="T17" style:family="text">
      <style:text-properties fo:language="en" fo:country="GB" fo:font-weight="bold" officeooo:rsid="003a77c6" style:font-weight-asian="bold" style:font-weight-complex="bold"/>
    </style:style>
    <style:style style:name="T18" style:family="text">
      <style:text-properties fo:language="en" fo:country="GB" fo:font-weight="bold" officeooo:rsid="0055526b" style:font-weight-asian="bold" style:font-weight-complex="bold"/>
    </style:style>
    <style:style style:name="T19" style:family="text">
      <style:text-properties fo:language="en" fo:country="GB" officeooo:rsid="003a77c6"/>
    </style:style>
    <style:style style:name="T20" style:family="text">
      <style:text-properties fo:language="en" fo:country="GB" fo:font-weight="normal" officeooo:rsid="00479585" style:font-weight-asian="normal" style:font-weight-complex="normal"/>
    </style:style>
    <style:style style:name="T21" style:family="text">
      <style:text-properties fo:language="en" fo:country="GB" fo:font-weight="normal" officeooo:rsid="003a77c6" style:font-weight-asian="normal" style:font-weight-complex="normal"/>
    </style:style>
    <style:style style:name="T22" style:family="text">
      <style:text-properties fo:language="en" fo:country="GB" fo:font-weight="normal" officeooo:rsid="0055526b" style:font-weight-asian="normal" style:font-weight-complex="normal"/>
    </style:style>
    <style:style style:name="T23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6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7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30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31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2" style:family="text">
      <style:text-properties fo:language="en" fo:country="GB" officeooo:rsid="004a9491"/>
    </style:style>
    <style:style style:name="T33" style:family="text">
      <style:text-properties fo:language="en" fo:country="GB" officeooo:rsid="00825187"/>
    </style:style>
    <style:style style:name="T34" style:family="text">
      <style:text-properties fo:language="en" fo:country="GB" officeooo:rsid="008dcbd8"/>
    </style:style>
    <style:style style:name="T35" style:family="text">
      <style:text-properties fo:language="en" fo:country="GB" officeooo:rsid="00839414"/>
    </style:style>
    <style:style style:name="T36" style:family="text">
      <style:text-properties officeooo:rsid="003a5be7"/>
    </style:style>
    <style:style style:name="T37" style:family="text">
      <style:text-properties officeooo:rsid="003a77c6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a5be7" style:font-weight-asian="normal" style:font-weight-complex="normal"/>
    </style:style>
    <style:style style:name="T40" style:family="text">
      <style:text-properties fo:font-weight="normal" officeooo:rsid="003a77c6" style:font-weight-asian="normal" style:font-weight-complex="normal"/>
    </style:style>
    <style:style style:name="T41" style:family="text">
      <style:text-properties fo:font-weight="normal" officeooo:rsid="0055526b" style:font-weight-asian="normal" style:font-weight-complex="normal"/>
    </style:style>
    <style:style style:name="T42" style:family="text">
      <style:text-properties officeooo:rsid="004a9491"/>
    </style:style>
    <style:style style:name="T43" style:family="text">
      <style:text-properties officeooo:rsid="00789220"/>
    </style:style>
    <style:style style:name="T44" style:family="text">
      <style:text-properties officeooo:rsid="0084b23a"/>
    </style:style>
    <style:style style:name="T45" style:family="text">
      <style:text-properties officeooo:rsid="008dcbd8"/>
    </style:style>
    <style:style style:name="T46" style:family="text">
      <style:text-properties officeooo:rsid="0090fee3"/>
    </style:style>
    <style:style style:name="T47" style:family="text">
      <style:text-properties officeooo:rsid="0091fc34"/>
    </style:style>
    <style:style style:name="T48" style:family="text">
      <style:text-properties officeooo:rsid="009593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file-name text:display="name">groups-template</text:file-name></text:h>
      <text:h text:style-name="P16" text:outline-level="2"><text:span text:style-name="T8">{</text:span><text:span text:style-name="T9">d</text:span><text:span text:style-name="T10">[i]</text:span><text:span text:style-name="T9">.</text:span><text:span text:style-name="T8">title}</text:span></text:h>
      <text:p text:style-name="Text_20_body">{d[i].notes}</text:p>
      <text:p text:style-name="P10"><text:span text:style-name="T17">ID</text:span><text:span text:style-name="T12"><text:tab/></text:span><text:span text:style-name="T37">{d[i].</text:span><text:span text:style-name="T19">name</text:span><text:span text:style-name="T37">:ifEmpty(</text:span><text:span text:style-name="T36">n/a</text:span><text:span text:style-name="T37">)}</text:span></text:p>
      <text:p text:style-name="P10"><text:span text:style-name="T12">Version</text:span><text:span text:style-name="T37"><text:tab/>{d[i].</text:span><text:span text:style-name="T19">version</text:span><text:span text:style-name="T37">:ifEmpty(</text:span><text:span text:style-name="T19">1.0</text:span><text:span text:style-name="T37">)}</text:span></text:p>
      <text:p text:style-name="P10"><text:span text:style-name="T12">Organisation<text:tab/></text:span><text:span text:style-name="T37">{d[i].</text:span><text:span text:style-name="T19">organization.title</text:span><text:span text:style-name="T37">:ifEmpty(</text:span><text:span text:style-name="T36">n/a</text:span><text:span text:style-name="T37">)}</text:span></text:p>
      <text:p text:style-name="P24"><text:span text:style-name="T14">Category</text:span><text:span text:style-name="T42"><text:tab/></text:span><text:span text:style-name="T37">{d[i].</text:span><text:span text:style-name="T32">groups[</text:span><text:span text:style-name="T34">i</text:span><text:span text:style-name="T32">]</text:span><text:span text:style-name="T19">.title</text:span><text:span text:style-name="T37">:ifEmpty(</text:span><text:span text:style-name="T36">n/a</text:span><text:span text:style-name="T37">)} {d</text:span><text:span text:style-name="T47">[i]</text:span><text:span text:style-name="T37">.</text:span><text:span text:style-name="T32">groups[</text:span><text:span text:style-name="T35">i+1</text:span><text:span text:style-name="T32">]</text:span><text:span text:style-name="T19">.title</text:span><text:span text:style-name="T37">:ifEmpty(</text:span><text:span text:style-name="T36">n/a</text:span><text:span text:style-name="T37">)}</text:span></text:p>
      <text:p text:style-name="P11"><text:span text:style-name="T11">Author<text:tab/></text:span>{d[i].author:ifEmpty(<text:span text:style-name="T36">n/a</text:span>)}</text:p>
      <text:p text:style-name="P10"><text:span text:style-name="T16">Author E-Mail</text:span><text:span text:style-name="T11"><text:tab/></text:span>{d[i].author_email:ifEmpty(<text:span text:style-name="T36">n/a</text:span>)}</text:p>
      <text:p text:style-name="P10"><text:span text:style-name="T12">M</text:span><text:span text:style-name="T11">aintainer<text:tab/></text:span>{d[i].maintainer:ifEmpty(<text:span text:style-name="T36">n/a</text:span>)}</text:p>
      <text:p text:style-name="P10"><text:span text:style-name="T17">M</text:span><text:span text:style-name="T16">aintainer E-Mail</text:span><text:span text:style-name="T11"><text:tab/></text:span>{d[i].maintainer _email:ifEmpty(<text:span text:style-name="T36">n/a</text:span>)}</text:p>
      <text:p text:style-name="P10"><text:span text:style-name="T12">License</text:span><text:span text:style-name="T37"><text:tab/>{d[i].license_title:ifEmpty(</text:span><text:span text:style-name="T36">n/a</text:span><text:span text:style-name="T37">)}</text:span></text:p>
      <text:p text:style-name="P13"><text:span text:style-name="T11">Meta-Data created<text:tab/></text:span><text:span text:style-name="T38">{d[i].metadata_created:ifEmpty(</text:span><text:span text:style-name="T39">n/a</text:span><text:span text:style-name="T38">)}</text:span></text:p>
      <text:p text:style-name="P10"><text:span text:style-name="T12">Meta-Data </text:span><text:span text:style-name="T17">modified</text:span><text:span text:style-name="T12"><text:tab/></text:span><text:span text:style-name="T40">{d[i].metadata_modified:ifEmpty(</text:span><text:span text:style-name="T39">n/a</text:span><text:span text:style-name="T40">)}</text:span></text:p>
      <text:p text:style-name="P14"><text:span text:style-name="T12">Meta-Data </text:span><text:span text:style-name="T13">UR</text:span><text:span text:style-name="T15">L</text:span><text:span text:style-name="T13"><text:tab/></text:span><text:span text:style-name="T20">https://ckan.myclimateservice.eu/</text:span><text:span text:style-name="T21">{d[i].name:ifEmpty()}</text:span></text:p>
      <text:p text:style-name="P22"><text:span text:style-name="T23">Source UR</text:span><text:span text:style-name="T25">L</text:span><text:span text:style-name="T23"><text:tab/></text:span><text:span text:style-name="T27">{d[i].</text:span><text:span text:style-name="T28">url</text:span><text:span text:style-name="T27">:ifEmpty(</text:span><text:span text:style-name="T29">n/a</text:span><text:span text:style-name="T27">)}</text:span></text:p>
      <text:p text:style-name="P12"><text:span text:style-name="T26">Tags</text:span><text:span text:style-name="T30"><text:tab/></text:span><text:span text:style-name="T27">{d[i].tags:arrayMap(;  ,|,display_name)}</text:span></text:p>
      <text:p text:style-name="P20"><text:span text:style-name="T17">{d[i].extras[i].key} <text:tab/></text:span><text:span text:style-name="T21">{d[i].extras[i].value}</text:span></text:p>
      <text:p text:style-name="P21"><text:span text:style-name="T24">{d[i].extras[i+1].key} <text:tab/></text:span><text:span text:style-name="T27">{d[i].extras[i+1].value}</text:span></text:p>
      <text:h text:style-name="P17" text:outline-level="3">{d[i].resources[i].name}</text:h>
      <text:p text:style-name="Text_20_body">{d[i].resources[i].description}</text:p>
      <text:p text:style-name="P25"><text:span text:style-name="T15">C</text:span><text:span text:style-name="T12">reated<text:tab/></text:span><text:span text:style-name="T40">{d[i].resources[i].created:ifEmpty(</text:span><text:span text:style-name="T39">n/a</text:span><text:span text:style-name="T40">)}</text:span></text:p>
      <text:p text:style-name="P26"><text:span text:style-name="T18">Last </text:span><text:span text:style-name="T17">modified</text:span><text:span text:style-name="T12"><text:tab/></text:span><text:span text:style-name="T40">{d[i].resources[i].</text:span><text:span text:style-name="T41">last_</text:span><text:span text:style-name="T40">modified:ifEmpty(</text:span><text:span text:style-name="T39">n/a</text:span><text:span text:style-name="T40">)}</text:span></text:p>
      <text:p text:style-name="P26"><text:span text:style-name="T18">Size</text:span><text:span text:style-name="T12"><text:tab/></text:span><text:span text:style-name="T40">{d[i].resources[i].</text:span><text:span text:style-name="T22">size</text:span><text:span text:style-name="T40">:ifEmpty(</text:span><text:span text:style-name="T39">n/a</text:span><text:span text:style-name="T40">)}</text:span></text:p>
      <text:p text:style-name="P26"><text:span text:style-name="T18">Format</text:span><text:span text:style-name="T12"><text:tab/></text:span><text:span text:style-name="T40">{d[i].resources[i].</text:span><text:span text:style-name="T22">format</text:span><text:span text:style-name="T40">:ifEmpty(</text:span><text:span text:style-name="T39">n/a</text:span><text:span text:style-name="T40">)}</text:span></text:p>
      <text:p text:style-name="P27"><text:span text:style-name="T25">URL</text:span><text:span text:style-name="T24"><text:tab/></text:span><text:span text:style-name="T27">{d[i].resources[i].</text:span><text:span text:style-name="T31">url</text:span><text:span text:style-name="T27">:ifEmpty(</text:span><text:span text:style-name="T29">n/a</text:span><text:span text:style-name="T27">)}</text:span></text:p>
      <text:p text:style-name="P19">{d[i].resources[i<text:span text:style-name="T43">+1</text:span>].name}</text:p>
      <text:p text:style-name="P18">{d[i<text:span text:style-name="T44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22</meta:editing-cycles>
    <meta:print-date>2017-07-28T13:32:00</meta:print-date>
    <meta:creation-date>2019-01-07T09:24:00</meta:creation-date>
    <dc:date>2020-04-03T12:38:06.382000000</dc:date>
    <meta:editing-duration>PT7H3M44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36" meta:word-count="99" meta:character-count="1385" meta:non-whitespace-character-count="1320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